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6.7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table-cell office:value-type="string" calcext:value-type="string">
            <text:p>inherited the error</text:p>
          </table:table-cell>
          <table:table-cell office:value-type="string" calcext:value-type="string">
            <text:p>Lemm, Steven, Benjamin Blankertz, Thorsten Dickhaus, and Klaus-Robert Müller. "Introduction to machine learning for brain imaging." Neuroimage 56, no. 2 (2011): 387-399.</text:p>
          </table:table-cell>
        </table:table-row>
        <table:table-row table:style-name="ro1">
          <table:table-cell office:value-type="string" calcext:value-type="string">
            <text:p>none</text:p>
          </table:table-cell>
          <table:table-cell office:value-type="string" calcext:value-type="string">
            <text:p>Roberts, David R., Volker Bahn, Simone Ciuti, Mark S. Boyce, Jane Elith, Gurutzeta Guillera‐Arroita, Severin Hauenstein et al. "Cross‐validation strategies for data with temporal, spatial, hierarchical, or phylogenetic structure." Ecography 40, no. 8 (2017): 913-929.</text:p>
          </table:table-cell>
        </table:table-row>
        <table:table-row table:style-name="ro1">
          <table:table-cell office:value-type="string" calcext:value-type="string">
            <text:p>inherited the error</text:p>
          </table:table-cell>
          <table:table-cell office:value-type="string" calcext:value-type="string">
            <text:p>White, Halbert. "Approximate nonlinear forecasting methods." Handbook of economic forecasting 1 (2006): 459-512.</text:p>
          </table:table-cell>
        </table:table-row>
        <table:table-row table:style-name="ro1">
          <table:table-cell office:value-type="string" calcext:value-type="string">
            <text:p>none</text:p>
          </table:table-cell>
          <table:table-cell office:value-type="string" calcext:value-type="string">
            <text:p>Bergmeir, Christoph, Rob J. Hyndman, and Bonsoo Koo. "A note on the validity of cross-validation for evaluating autoregressive time series prediction." Computational Statistics &amp; Data Analysis 120 (2018): 70-83.</text:p>
          </table:table-cell>
        </table:table-row>
        <table:table-row table:style-name="ro1">
          <table:table-cell office:value-type="string" calcext:value-type="string">
            <text:p>inherited the error</text:p>
          </table:table-cell>
          <table:table-cell office:value-type="string" calcext:value-type="string">
            <text:p>Cui, Can, Teresa Wu, Mengqi Hu, Jeffery D. Weir, and Xiwang Li. "Short-term building energy model recommendation system: A meta-learning approach." Applied energy 172 (2016): 251-263.</text:p>
          </table:table-cell>
        </table:table-row>
        <table:table-row table:style-name="ro1">
          <table:table-cell office:value-type="string" calcext:value-type="string">
            <text:p>none</text:p>
          </table:table-cell>
          <table:table-cell office:value-type="string" calcext:value-type="string">
            <text:p>Exterkate, Peter, Patrick JF Groenen, Christiaan Heij, and Dick van Dijk. "Nonlinear forecasting with many predictors using kernel ridge regression." International Journal of Forecasting 32, no. 3 (2016): 736-753.</text:p>
          </table:table-cell>
        </table:table-row>
        <table:table-row table:style-name="ro1">
          <table:table-cell office:value-type="string" calcext:value-type="string">
            <text:p>none</text:p>
          </table:table-cell>
          <table:table-cell office:value-type="string" calcext:value-type="string">
            <text:p>Haddad, Khaled, Ataur Rahman, Mohammad A. Zaman, and Surendra Shrestha. "Applicability of Monte Carlo cross validation technique for model development and validation using generalised least squares regression." Journal of hydrology 482 (2013): 119-128.</text:p>
          </table:table-cell>
        </table:table-row>
        <table:table-row table:style-name="ro1">
          <table:table-cell office:value-type="string" calcext:value-type="string">
            <text:p>hvg</text:p>
          </table:table-cell>
          <table:table-cell office:value-type="string" calcext:value-type="string">
            <text:p>Eisenbarth, Hedwig, Luke J. Chang, and Tor D. Wager. "Multivariate brain prediction of heart rate and skin conductance responses to social threat." Journal of Neuroscience 36, no. 47 (2016): 11987-11998.</text:p>
          </table:table-cell>
        </table:table-row>
        <table:table-row table:style-name="ro1">
          <table:table-cell office:value-type="string" calcext:value-type="string">
            <text:p>inherited the error</text:p>
          </table:table-cell>
          <table:table-cell office:value-type="string" calcext:value-type="string">
            <text:p>Gospodinov, Nikolay, and Masayuki Hirukawa. "Nonparametric estimation of scalar diffusion models of interest rates using asymmetric kernels." Journal of Empirical Finance 19, no. 4 (2012): 595-609.</text:p>
          </table:table-cell>
        </table:table-row>
        <table:table-row table:style-name="ro1">
          <table:table-cell office:value-type="string" calcext:value-type="string">
            <text:p>none</text:p>
          </table:table-cell>
          <table:table-cell office:value-type="string" calcext:value-type="string">
            <text:p>Sumi, S. Monira, M. Faisal Zaman, and Hideo Hirose. "A rainfall forecasting method using machine learning models and its application to the Fukuoka city case." International Journal of Applied Mathematics and Computer Science 22, no. 4 (2012): 841-854.</text:p>
          </table:table-cell>
        </table:table-row>
        <table:table-row table:style-name="ro1">
          <table:table-cell office:value-type="string" calcext:value-type="string">
            <text:p>none</text:p>
          </table:table-cell>
          <table:table-cell office:value-type="string" calcext:value-type="string">
            <text:p>Lindquist, Martin A., Anjali Krishnan, Marina López-Solà, Marieke Jepma, Choong-Wan Woo, Leonie Koban, Mathieu Roy et al. "Group-regularized individual prediction: theory and application to pain." Neuroimage 145 (2017): 274-287.</text:p>
          </table:table-cell>
        </table:table-row>
        <table:table-row table:style-name="ro1">
          <table:table-cell office:value-type="string" calcext:value-type="string">
            <text:p>none</text:p>
          </table:table-cell>
          <table:table-cell office:value-type="string" calcext:value-type="string">
            <text:p>Carmack, Patrick S., William R. Schucany, Jeffrey S. Spence, Richard F. Gunst, Qihua Lin, and Robert W. Haley. "Far casting cross-validation." Journal of Computational and Graphical Statistics 18, no. 4 (2009): 879-893.</text:p>
          </table:table-cell>
        </table:table-row>
        <table:table-row table:style-name="ro1">
          <table:table-cell office:value-type="string" calcext:value-type="string">
            <text:p>none</text:p>
          </table:table-cell>
          <table:table-cell office:value-type="string" calcext:value-type="string">
            <text:p>Kock, Anders Bredahl, and Timo Teräsvirta. "Forecasting performances of three automated modelling techniques during the economic crisis 2007–2009." International Journal of Forecasting 30, no. 3 (2014): 616-631.</text:p>
          </table:table-cell>
        </table:table-row>
        <table:table-row table:style-name="ro1">
          <table:table-cell office:value-type="string" calcext:value-type="string">
            <text:p>none</text:p>
          </table:table-cell>
          <table:table-cell office:value-type="string" calcext:value-type="string">
            <text:p>Taieb, Souhaib Ben. "Machine learning strategies for multi-step-ahead time series forecasting." Universit Libre de Bruxelles, Belgium (2014): 75-86.</text:p>
          </table:table-cell>
        </table:table-row>
        <table:table-row table:style-name="ro1">
          <table:table-cell office:value-type="string" calcext:value-type="string">
            <text:p>none</text:p>
          </table:table-cell>
          <table:table-cell office:value-type="string" calcext:value-type="string">
            <text:p>McDonald, Daniel J., Cosma Rohilla Shalizi, and Mark Schervish. "Nonparametric risk bounds for time-series forecasting." The Journal of Machine Learning Research 18, no. 1 (2017): 1044-1083.</text:p>
          </table:table-cell>
        </table:table-row>
        <table:table-row table:style-name="ro1">
          <table:table-cell office:value-type="string" calcext:value-type="string">
            <text:p>none</text:p>
          </table:table-cell>
          <table:table-cell office:value-type="string" calcext:value-type="string">
            <text:p>Stängle, Stefan M., Aaron R. Weiskittel, Carsten F. Dormann, and Franka Brüchert. "Measurement and prediction of bark thickness in Picea abies: assessment of accuracy, precision, and sample size requirements." Canadian Journal of Forest Research 46, no. 1 (2015): 39-47.</text:p>
          </table:table-cell>
        </table:table-row>
        <table:table-row table:style-name="ro1">
          <table:table-cell office:value-type="string" calcext:value-type="string">
            <text:p>inherited the error</text:p>
          </table:table-cell>
          <table:table-cell office:value-type="string" calcext:value-type="string">
            <text:p>Bulteel, Kirsten, Merijn Mestdagh, Francis Tuerlinckx, and Eva Ceulemans. "VAR (1) based models do not always outpredict AR (1) models in typical psychological applications." Psychological methods (2018).</text:p>
          </table:table-cell>
        </table:table-row>
        <table:table-row table:style-name="ro1">
          <table:table-cell office:value-type="string" calcext:value-type="string">
            <text:p>none</text:p>
          </table:table-cell>
          <table:table-cell office:value-type="string" calcext:value-type="string">
            <text:p>Barbeaux, Steven Jon. "Scientific Acoustic Data from Commercial Fishing Vessels, Eastern Bering Sea Walleye Pollock (Theragra Chalcogramma)." PhD diss., University of Washington, 2012.</text:p>
          </table:table-cell>
        </table:table-row>
        <table:table-row table:style-name="ro1">
          <table:table-cell office:value-type="string" calcext:value-type="string">
            <text:p>none</text:p>
          </table:table-cell>
          <table:table-cell office:value-type="string" calcext:value-type="string">
            <text:p>Ullah, Aman, and Huansha Wang. "Parametric and nonparametric frequentist model selection and model averaging." Econometrics 1, no. 2 (2013): 157-179.</text:p>
          </table:table-cell>
        </table:table-row>
        <table:table-row table:style-name="ro1">
          <table:table-cell office:value-type="string" calcext:value-type="string">
            <text:p>none</text:p>
          </table:table-cell>
          <table:table-cell office:value-type="string" calcext:value-type="string">
            <text:p>Mozetič, Igor, Luis Torgo, Vitor Cerqueira, and Jasmina Smailović. "How to evaluate sentiment classifiers for Twitter time-ordered data?." PloS one 13, no. 3 (2018): e0194317.</text:p>
          </table:table-cell>
        </table:table-row>
        <table:table-row table:style-name="ro1">
          <table:table-cell office:value-type="string" calcext:value-type="string">
            <text:p>none</text:p>
          </table:table-cell>
          <table:table-cell office:value-type="string" calcext:value-type="string">
            <text:p>Heij, Christiaan, Patrick Groenen, and Dick van Dijk. Time series forecasting by principal covariate regression. No. EI 2006-37. 2006.</text:p>
          </table:table-cell>
        </table:table-row>
        <table:table-row table:style-name="ro1">
          <table:table-cell office:value-type="string" calcext:value-type="string">
            <text:p>none</text:p>
          </table:table-cell>
          <table:table-cell office:value-type="string" calcext:value-type="string">
            <text:p>Dobreva, Dobrislav, and Ernst Schaumburgb. "Robust forecasting by regularization." Available at SSRN 2023742 (2012).</text:p>
          </table:table-cell>
        </table:table-row>
        <table:table-row table:style-name="ro1">
          <table:table-cell office:value-type="string" calcext:value-type="string">
            <text:p>none</text:p>
          </table:table-cell>
          <table:table-cell office:value-type="string" calcext:value-type="string">
            <text:p>Marinucci, Massimiliano. Automatic prediction and model selection. Universidad Complutense de Madrid, Servicio de Publicaciones, 2008.</text:p>
          </table:table-cell>
        </table:table-row>
        <table:table-row table:style-name="ro1">
          <table:table-cell office:value-type="string" calcext:value-type="string">
            <text:p>none</text:p>
          </table:table-cell>
          <table:table-cell office:value-type="string" calcext:value-type="string">
            <text:p>McDonald, Daniel J., Cosma Rohilla Shalizi, and Mark Schervish. "Generalization error bounds for stationary autoregressive models." arXiv preprint arXiv:1103.0942 (2011).</text:p>
          </table:table-cell>
        </table:table-row>
        <table:table-row table:style-name="ro1">
          <table:table-cell office:value-type="string" calcext:value-type="string">
            <text:p>none</text:p>
          </table:table-cell>
          <table:table-cell office:value-type="string" calcext:value-type="string">
            <text:p>Caporin, Massimiliano, and Francesco Poli. "Building news measures from textual data and an application to volatility forecasting." Econometrics 5, no. 3 (2017): 35.</text:p>
          </table:table-cell>
        </table:table-row>
        <table:table-row table:style-name="ro1">
          <table:table-cell office:value-type="string" calcext:value-type="string">
            <text:p>none</text:p>
          </table:table-cell>
          <table:table-cell office:value-type="string" calcext:value-type="string">
            <text:p>Scholz, Michael, Jens Perch Nielsen, and Stefan Sperlich. "Nonparametric prediction of stock returns based on yearly data: The long-term view." Insurance: Mathematics and Economics 65 (2015): 143-155.</text:p>
          </table:table-cell>
        </table:table-row>
        <table:table-row table:style-name="ro1">
          <table:table-cell office:value-type="string" calcext:value-type="string">
            <text:p>none</text:p>
          </table:table-cell>
          <table:table-cell office:value-type="string" calcext:value-type="string">
            <text:p>Cerqueira, Vitor, Luis Torgo, Jasmina Smailović, and Igor Mozetič. "A comparative study of performance estimation methods for time series forecasting." In 2017 IEEE International Conference on Data Science and Advanced Analytics (DSAA), pp. 529-538. IEEE, 2017.</text:p>
          </table:table-cell>
        </table:table-row>
        <table:table-row table:style-name="ro1">
          <table:table-cell office:value-type="string" calcext:value-type="string">
            <text:p>inherited the error</text:p>
          </table:table-cell>
          <table:table-cell office:value-type="string" calcext:value-type="string">
            <text:p>Terasvirta, Timo, Andrés González-Gómez, and Andres Gonzalez. "Modelling autoregressive processes with a shifting mean." Borradores de Economía; No. 420 (2006).</text:p>
          </table:table-cell>
        </table:table-row>
        <table:table-row table:style-name="ro1">
          <table:table-cell office:value-type="string" calcext:value-type="string">
            <text:p>inherited the error</text:p>
          </table:table-cell>
          <table:table-cell office:value-type="string" calcext:value-type="string">
            <text:p>Cui, Can. Building Energy Modeling: A Data-Driven Approach. Arizona State University, 2016.</text:p>
          </table:table-cell>
        </table:table-row>
        <table:table-row table:style-name="ro1">
          <table:table-cell office:value-type="string" calcext:value-type="string">
            <text:p>none</text:p>
          </table:table-cell>
          <table:table-cell office:value-type="string" calcext:value-type="string">
            <text:p>Audrino, Francesco, Fabio Sigrist, and Daniele Ballinari. "The impact of sentiment and attention measures on stock market volatility." International Journal of Forecasting (2019).</text:p>
          </table:table-cell>
        </table:table-row>
        <table:table-row table:style-name="ro1">
          <table:table-cell office:value-type="string" calcext:value-type="string">
            <text:p>none</text:p>
          </table:table-cell>
          <table:table-cell office:value-type="string" calcext:value-type="string">
            <text:p>Kléma, Jiří, Ondřej Flek, Jan Kout, and Lenka Nováková. "Intelligent diagnosis and learning in centrifugal pumps." In International Conference on Information Technology for Balanced Automation Systems, pp. 513-522. Springer, Boston, MA, 2004.</text:p>
          </table:table-cell>
        </table:table-row>
        <table:table-row table:style-name="ro1">
          <table:table-cell office:value-type="string" calcext:value-type="string">
            <text:p>none</text:p>
          </table:table-cell>
          <table:table-cell office:value-type="string" calcext:value-type="string">
            <text:p>Podlipsky, Ilana, Eti Ben-Simon, Talma Hendler, and Nathan Intrator. "Robust modeling based on optimized EEG bands for functional brain state inference." Journal of neuroscience methods 203, no. 2 (2012): 377-385.</text:p>
          </table:table-cell>
        </table:table-row>
        <table:table-row table:style-name="ro1">
          <table:table-cell office:value-type="string" calcext:value-type="string">
            <text:p>none</text:p>
          </table:table-cell>
          <table:table-cell office:value-type="string" calcext:value-type="string">
            <text:p>Bayley, Sean, and Davide Falessi. "Optimizing prediction intervals by tuning random forest via meta-validation." arXiv preprint arXiv:1801.07194 (2018).</text:p>
          </table:table-cell>
        </table:table-row>
        <table:table-row table:style-name="ro1">
          <table:table-cell office:value-type="string" calcext:value-type="string">
            <text:p>none</text:p>
          </table:table-cell>
          <table:table-cell office:value-type="string" calcext:value-type="string">
            <text:p>Szczota, Mickaël. "Modélisation de l’historique d’opération de groupes turbine-alternateur." PhD diss., École de technologie supérieure, 2012.</text:p>
          </table:table-cell>
        </table:table-row>
        <table:table-row table:style-name="ro1">
          <table:table-cell office:value-type="string" calcext:value-type="string">
            <text:p>none</text:p>
          </table:table-cell>
          <table:table-cell office:value-type="string" calcext:value-type="string">
            <text:p>Idler, Corvin. "Pattern recognition and machine learning techniques for algorithmic trading." PhD diss., MA thesis, FernUniversität, Hagen, Germany, 2014.</text:p>
          </table:table-cell>
        </table:table-row>
        <table:table-row table:style-name="ro1">
          <table:table-cell office:value-type="string" calcext:value-type="string">
            <text:p>none</text:p>
          </table:table-cell>
          <table:table-cell office:value-type="string" calcext:value-type="string">
            <text:p>Jordanger, Lars Arne, and Dag Tjøstheim. "Nonlinear spectral analysis via the local Gaussian correlation." arXiv preprint arXiv:1708.02166 (2017).</text:p>
          </table:table-cell>
        </table:table-row>
        <table:table-row table:style-name="ro1">
          <table:table-cell office:value-type="string" calcext:value-type="string">
            <text:p>none</text:p>
          </table:table-cell>
          <table:table-cell office:value-type="string" calcext:value-type="string">
            <text:p>Brownlees, Christian T., and Giampiero M. Gallo. Flexible time series forecasting using shrinkage techniques and focused selection criteria. No. wp2007_02. Universita'degli Studi di Firenze, Dipartimento di Statistica, Informatica, Applicazioni" G. Parenti", 2007.</text:p>
          </table:table-cell>
        </table:table-row>
        <table:table-row table:style-name="ro1">
          <table:table-cell office:value-type="string" calcext:value-type="string">
            <text:p>none</text:p>
          </table:table-cell>
          <table:table-cell office:value-type="string" calcext:value-type="string">
            <text:p>Masselot, Pierre, Fateh Chebana, Diane Bélanger, André St-Hilaire, Belkacem Abdous, Pierre Gosselin, and Taha BMJ Ouarda. "Aggregating the response in time series regression models, applied to weather-related cardiovascular mortality." Science of The Total Environment 628 (2018): 217-225.</text:p>
          </table:table-cell>
        </table:table-row>
        <table:table-row table:style-name="ro1">
          <table:table-cell office:value-type="string" calcext:value-type="string">
            <text:p>none</text:p>
          </table:table-cell>
          <table:table-cell office:value-type="string" calcext:value-type="string">
            <text:p>Shu, Hai, and Bin Nan. "Estimation of Large Covariance and Precision Matrices from Temporally Dependent Observations." arXiv preprint arXiv:1412.5059 (2014).</text:p>
          </table:table-cell>
        </table:table-row>
        <table:table-row table:style-name="ro1">
          <table:table-cell office:value-type="string" calcext:value-type="string">
            <text:p>none</text:p>
          </table:table-cell>
          <table:table-cell office:value-type="string" calcext:value-type="string">
            <text:p>Exterkate, Peter P. Of Needles and Haystacks: Novel Techniques for Data-Rich Economic Forecasting Data-Rich Economic Forecasting. No. 516. 2011.</text:p>
          </table:table-cell>
        </table:table-row>
        <table:table-row table:style-name="ro1">
          <table:table-cell office:value-type="string" calcext:value-type="string">
            <text:p>none</text:p>
          </table:table-cell>
          <table:table-cell office:value-type="string" calcext:value-type="string">
            <text:p>Oliveira, Mariana, Luís Torgo, and Vítor Santos Costa. "Evaluation procedures for forecasting with spatio-temporal data." In Joint European Conference on Machine Learning and Knowledge Discovery in Databases, pp. 703-718. Springer, Cham, 2018.</text:p>
          </table:table-cell>
        </table:table-row>
        <table:table-row table:style-name="ro1">
          <table:table-cell office:value-type="string" calcext:value-type="string">
            <text:p>none</text:p>
          </table:table-cell>
          <table:table-cell office:value-type="string" calcext:value-type="string">
            <text:p>Koshiyama, Adriano, Nick Firoozye, and Philip Treleaven. "Generative Adversarial Networks for Financial Trading Strategies Fine-Tuning and Combination." arXiv preprint arXiv:1901.01751 (2019).</text:p>
          </table:table-cell>
        </table:table-row>
        <table:table-row table:style-name="ro1">
          <table:table-cell office:value-type="string" calcext:value-type="string">
            <text:p>none</text:p>
          </table:table-cell>
          <table:table-cell office:value-type="string" calcext:value-type="string">
            <text:p>Sarafian, Elad, Aviv Tamar, and Sarit Kraus. "Safe Policy Learning from Observations." arXiv preprint arXiv:1805.07805 (2018).</text:p>
          </table:table-cell>
        </table:table-row>
        <table:table-row table:style-name="ro1">
          <table:table-cell office:value-type="string" calcext:value-type="string">
            <text:p>none</text:p>
          </table:table-cell>
          <table:table-cell office:value-type="string" calcext:value-type="string">
            <text:p>Lunde, Robert, and Cosma Rohilla Shalizi. "Bootstrapping generalization error bounds for time series." arXiv preprint arXiv:1711.02834 (2017).</text:p>
          </table:table-cell>
        </table:table-row>
        <table:table-row table:style-name="ro1">
          <table:table-cell office:value-type="string" calcext:value-type="string">
            <text:p>none</text:p>
          </table:table-cell>
          <table:table-cell office:value-type="string" calcext:value-type="string">
            <text:p>Lo, Adeline. "Predicting Civil Wars with Higher Order Interactions." (2015).</text:p>
          </table:table-cell>
        </table:table-row>
        <table:table-row table:style-name="ro1">
          <table:table-cell office:value-type="string" calcext:value-type="string">
            <text:p>none</text:p>
          </table:table-cell>
          <table:table-cell office:value-type="string" calcext:value-type="string">
            <text:p>Malik, Momin M. "Detecting friendship with smartphone co-location data." PhD diss., Human-Computer Interaction Institute, 2018.</text:p>
          </table:table-cell>
        </table:table-row>
        <table:table-row table:style-name="ro1">
          <table:table-cell office:value-type="string" calcext:value-type="string">
            <text:p>inherited the error</text:p>
          </table:table-cell>
          <table:table-cell office:value-type="string" calcext:value-type="string">
            <text:p>Teräsvirta, Timo, and Andrés Fernando González Barrios. Modelling autoregressive processes with a shifting mean. Banco de la República, 2006.</text:p>
          </table:table-cell>
        </table:table-row>
        <table:table-row table:style-name="ro1">
          <table:table-cell office:value-type="string" calcext:value-type="string">
            <text:p>none</text:p>
          </table:table-cell>
          <table:table-cell office:value-type="string" calcext:value-type="string">
            <text:p>Rooney, Thomas JA. "On improving the forecast accuracy of the hidden Markov model." PhD diss., University of Cape Town, 2016.</text:p>
          </table:table-cell>
        </table:table-row>
        <table:table-row table:style-name="ro1">
          <table:table-cell office:value-type="string" calcext:value-type="string">
            <text:p>none</text:p>
          </table:table-cell>
          <table:table-cell office:value-type="string" calcext:value-type="string">
            <text:p>Cerqueira, Vitor, Luis Torgo, and Igor Mozetic. "Evaluating time series forecasting models: An empirical study on performance estimation methods." arXiv preprint arXiv:1905.11744 (2019).</text:p>
          </table:table-cell>
        </table:table-row>
        <table:table-row table:style-name="ro1">
          <table:table-cell office:value-type="string" calcext:value-type="string">
            <text:p>none</text:p>
          </table:table-cell>
          <table:table-cell office:value-type="string" calcext:value-type="string">
            <text:p>Dobrev, Dobrislav, and Ernst Schaumburg. "CENTRE FOR ECONOMETRIC ANALYSIS."</text:p>
          </table:table-cell>
        </table:table-row>
        <table:table-row table:style-name="ro1">
          <table:table-cell office:value-type="string" calcext:value-type="string">
            <text:p>none</text:p>
          </table:table-cell>
          <table:table-cell office:value-type="string" calcext:value-type="string">
            <text:p>Finseth, Patrick, and Lasse Drevland. "Evaluating Machine Learning Methods for City Bike Demand Prediction in Oslo." Master's thesis, NTNU, 2018.</text:p>
          </table:table-cell>
        </table:table-row>
        <table:table-row table:style-name="ro1">
          <table:table-cell office:value-type="string" calcext:value-type="string">
            <text:p>inherited the error</text:p>
          </table:table-cell>
          <table:table-cell office:value-type="string" calcext:value-type="string">
            <text:p>Cross-Validation, Generalized Correlated, and Patrick S. Carmack. "DEPARTMENT OF MATHEMATICS TECHNICAL REPORT." (2011).</text:p>
          </table:table-cell>
        </table:table-row>
        <table:table-row table:style-name="ro1">
          <table:table-cell office:value-type="string" calcext:value-type="string">
            <text:p>none</text:p>
          </table:table-cell>
          <table:table-cell office:value-type="string" calcext:value-type="string">
            <text:p>Pinto, Jeronymo Marcondes, and Emerson Fernandes Marçal. "Cross-validation based forecasting method: a machine learning approach." (2019).</text:p>
          </table:table-cell>
        </table:table-row>
        <table:table-row table:style-name="ro1">
          <table:table-cell office:value-type="string" calcext:value-type="string">
            <text:p>none</text:p>
          </table:table-cell>
          <table:table-cell office:value-type="string" calcext:value-type="string">
            <text:p>Poignard, Benjamin, and Jean-David Fermanian. "High-dimensional penalized ARCH processes." (2019).</text:p>
          </table:table-cell>
        </table:table-row>
        <table:table-row table:style-name="ro1">
          <table:table-cell office:value-type="string" calcext:value-type="string">
            <text:p>none</text:p>
          </table:table-cell>
          <table:table-cell office:value-type="string" calcext:value-type="string">
            <text:p>Song, Yuping, and Hanchao Wang. "Local Nonparametric Estimation for Second-Order Jump-Diffusion Model Using Gamma Asymmetric Kernels." arXiv preprint arXiv:1707.01705 (2017).</text:p>
          </table:table-cell>
        </table:table-row>
        <table:table-row table:style-name="ro1">
          <table:table-cell office:value-type="string" calcext:value-type="string">
            <text:p>none</text:p>
          </table:table-cell>
          <table:table-cell office:value-type="string" calcext:value-type="string">
            <text:p>Grzesik, Katherine. "Local Cross-Validated Smoothing Parameter Estimation for Linear Smoothers." PhD diss., University of Rochester, 2017.</text:p>
          </table:table-cell>
        </table:table-row>
        <table:table-row table:style-name="ro1">
          <table:table-cell office:value-type="string" calcext:value-type="string">
            <text:p>none</text:p>
          </table:table-cell>
          <table:table-cell office:value-type="string" calcext:value-type="string">
            <text:p>Wang, Huansha. "Essays on Semiparametric Ridge-Type Shrinkage Estimation, Model Averaging and Nonparametric Panel Data Model Estimation." PhD diss., UC Riverside, 2014.</text:p>
          </table:table-cell>
        </table:table-row>
        <table:table-row table:style-name="ro1">
          <table:table-cell office:value-type="string" calcext:value-type="string">
            <text:p>none</text:p>
          </table:table-cell>
          <table:table-cell office:value-type="string" calcext:value-type="string">
            <text:p>Yan, Xiaoran. "Model selection for stochastic block models." (2013).</text:p>
          </table:table-cell>
        </table:table-row>
        <table:table-row table:style-name="ro1">
          <table:table-cell office:value-type="string" calcext:value-type="string">
            <text:p>none</text:p>
          </table:table-cell>
          <table:table-cell office:value-type="string" calcext:value-type="string">
            <text:p>Shu, Hai. "High Dimensional Dependent Data Analysis for Neuroimaging." (2016).</text:p>
          </table:table-cell>
        </table:table-row>
        <table:table-row table:style-name="ro1">
          <table:table-cell office:value-type="string" calcext:value-type="string">
            <text:p>none</text:p>
          </table:table-cell>
          <table:table-cell office:value-type="string" calcext:value-type="string">
            <text:p>Lindström, Tommy. "Multivariate Hawkes Process Modeled News Flow: Forecasting Financial Markets." (2018).</text:p>
          </table:table-cell>
        </table:table-row>
        <table:table-row table:style-name="ro1">
          <table:table-cell office:value-type="string" calcext:value-type="string">
            <text:p>inherited the error</text:p>
          </table:table-cell>
          <table:table-cell office:value-type="string" calcext:value-type="string">
            <text:p>Hung, Ying. "Order selection in nonlinear time series models with application to the study of cell memory." The Annals of Applied Statistics 6, no. 3 (2012): 1256-1279.</text:p>
          </table:table-cell>
        </table:table-row>
        <table:table-row table:style-name="ro1">
          <table:table-cell office:value-type="string" calcext:value-type="string">
            <text:p>none</text:p>
          </table:table-cell>
          <table:table-cell office:value-type="string" calcext:value-type="string">
            <text:p>Benettazzo, Lucia. "Copula VAR models with applications to genetic networks." (2017).</text:p>
          </table:table-cell>
        </table:table-row>
        <table:table-row table:style-name="ro1">
          <table:table-cell office:value-type="string" calcext:value-type="string">
            <text:p>none</text:p>
          </table:table-cell>
          <table:table-cell office:value-type="string" calcext:value-type="string">
            <text:p>Haquea, Md Mahmudul, Khaled Haddada, Ataur Rahmana, Mohammed Hossaina, Dharma Hagarea, and Golam Kibria. "Long Term Water Demand Forecasting: Use of Monte Carlo Cross Validation for the Best Model Selection."</text:p>
          </table:table-cell>
        </table:table-row>
        <table:table-row table:style-name="ro1">
          <table:table-cell office:value-type="string" calcext:value-type="string">
            <text:p>none</text:p>
          </table:table-cell>
          <table:table-cell office:value-type="string" calcext:value-type="string">
            <text:p>Darmon, David, and Michelle Girvan. "Complexity-Regularized Regression for Serially-Correlated Residuals with Applications to Stock Market Data." Entropy 17, no. 1 (2015): 1-2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9">00/00/0000</text:date>, <text:time style:data-style-name="N2" text:time-value="08:23:07.0896929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7:25:06.348000000</meta:creation-date>
    <dc:date>2019-10-19T16:23:01.996575387</dc:date>
    <meta:editing-duration>PT9H38M8S</meta:editing-duration>
    <meta:editing-cycles>24</meta:editing-cycles>
    <meta:generator>LibreOffice/6.0.7.3$Linux_X86_64 LibreOffice_project/00m0$Build-3</meta:generator>
    <meta:document-statistic meta:table-count="1" meta:cell-count="128" meta:object-count="0"/>
  </office:meta>
</office:document-meta>
</file>